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FB000002E4DADB942EF82E889F.jpg" manifest:media-type="image/jpeg"/>
  <manifest:file-entry manifest:full-path="Pictures/1000000000000765000003CCAFECE8BC353A1CA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17cm" svg:height="8.728cm" draw:z-index="0"><draw:image xlink:href="Pictures/1000000000000765000003CCAFECE8BC353A1CA0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图像2" text:anchor-type="paragraph" svg:width="17cm" svg:height="8.216cm" draw:z-index="1"><draw:image xlink:href="Pictures/10000000000005FB000002E4DADB942EF82E889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09:13:25.272321620</meta:creation-date>
    <dc:date>2020-09-07T09:18:58.088244048</dc:date>
    <meta:editing-duration>PT5M3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